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ce1"/>
        <table:table-column table:style-name="co1" table:default-cell-style-name="ce2"/>
        <table:table-row table:style-name="ro1">
          <table:table-cell office:value-type="string">
            <text:p>Source</text:p>
          </table:table-cell>
          <table:table-cell office:value-type="string">
            <text:p>Target</text:p>
          </table:table-cell>
          <table:table-cell office:value-type="string">
            <text:p>Id</text:p>
          </table:table-cell>
          <table:table-cell office:value-type="string">
            <text:p>Weight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&lt;[1,2,0.5];[2,3,0.5];[3,4,0.5]&gt;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&lt;[2,3,0.5];[3,4,0.5];[4,5,0.5]&gt;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string">
            <text:p>&lt;[1,2,0.5];[1,2,0.5];[1,2,0.5]&gt;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&lt;[1,3,0.5];[4,5,0.5];[7,8,0.5]&gt;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3/27/2014</text:date>, <text:time>19:54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5T16:15:10</meta:creation-date>
    <dc:date>2014-03-27T19:54:30</dc:date>
    <meta:editing-duration>PT2M17S</meta:editing-duration>
    <meta:editing-cycles>1</meta:editing-cycles>
    <meta:generator>OpenOffice.org/3.4.1$Unix OpenOffice.org_project/341m1$Build-9593</meta:generator>
    <meta:document-statistic meta:table-count="3" meta:cell-count="20" meta:object-count="0"/>
  </office:meta>
</office:document-meta>
</file>